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3ad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3ad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3ad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3ad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3ad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3ad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3ad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3ad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3ad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3ad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3ad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3ad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3ad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3ad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3ad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3ad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3ad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annielyz Luisabeth Caraballo Godoy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1/8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75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Snider José Caraballo Maestr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02938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8.2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82" meta:non-whitespace-character-count="1014"/>
    <meta:template xlink:type="simple" xlink:actuate="onRequest" xlink:title="Normal" xlink:href=""/>
  </office:meta>
</office:document-meta>
</file>